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spreadsheet" manifest:version="1.2" manifest:full-path="Object 10/"/>
  <manifest:file-entry manifest:media-type="text/xml" manifest:full-path="Object 11/content.xml"/>
  <manifest:file-entry manifest:media-type="text/xml" manifest:full-path="Object 11/styles.xml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spreadsheet" manifest:version="1.2" manifest:full-path="Object 11/"/>
  <manifest:file-entry manifest:media-type="text/xml" manifest:full-path="Object 12/content.xml"/>
  <manifest:file-entry manifest:media-type="text/xml" manifest:full-path="Object 12/styles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spreadsheet" manifest:version="1.2" manifest:full-path="Object 12/"/>
  <manifest:file-entry manifest:media-type="text/xml" manifest:full-path="Object 13/content.xml"/>
  <manifest:file-entry manifest:media-type="text/xml" manifest:full-path="Object 13/styles.xml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spreadsheet" manifest:version="1.2" manifest:full-path="Object 13/"/>
  <manifest:file-entry manifest:media-type="text/xml" manifest:full-path="Object 14/content.xml"/>
  <manifest:file-entry manifest:media-type="text/xml" manifest:full-path="Object 14/styles.xml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spreadsheet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spreadsheet" manifest:version="1.2" manifest:full-path="Object 15/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Object 8/content.xml"/>
  <manifest:file-entry manifest:media-type="text/xml" manifest:full-path="Object 8/styles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0066cc" style:font-name="Nimbus Mono L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66cc" style:font-name="Courier New"/>
    </style:style>
    <style:style style:name="P6" style:family="paragraph" style:parent-style-name="Standard">
      <style:paragraph-properties fo:text-align="center" style:justify-single-word="false"/>
      <style:text-properties fo:color="#0066cc" style:font-name="Courier New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66cc" style:font-name="Courier New"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ff0000" style:font-name="Nimbus Mono L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0000" style:font-name="Nimbus Mono L" fo:font-size="13pt" fo:font-weight="normal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ff0000" style:font-name="Courier New" fo:font-size="13pt" fo:font-weight="normal" style:font-size-asian="13pt" style:font-weight-asian="normal" style:font-size-complex="13pt" style:font-weight-complex="normal"/>
    </style:style>
    <style:style style:name="P13" style:family="paragraph" style:parent-style-name="Standard">
      <style:paragraph-properties fo:margin-left="0in" fo:margin-right="-0.1937in" fo:text-align="start" style:justify-single-word="false" fo:text-indent="0in" style:auto-text-indent="false"/>
      <style:text-properties fo:color="#0066cc" style:font-name="Courier New" fo:font-size="13pt" fo:font-weight="normal" style:font-size-asian="13pt" style:font-weight-asian="normal" style:font-size-complex="13pt" style:font-weight-complex="normal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P15" style:family="paragraph" style:parent-style-name="Standard">
      <style:text-properties fo:color="#0066cc" style:font-name="Courier New" fo:font-weight="normal" style:font-weight-asian="normal" style:font-weight-complex="normal"/>
    </style:style>
    <style:style style:name="P16" style:family="paragraph" style:parent-style-name="Standard">
      <style:text-properties fo:color="#0066cc" style:font-name="Courier New" fo:font-weight="bold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66cc" style:font-name="Courier New" fo:font-weight="bold" style:font-weight-asian="bold" style:font-weight-complex="bold"/>
    </style:style>
    <style:style style:name="P18" style:family="paragraph" style:parent-style-name="Standard">
      <style:text-properties fo:color="#ff0000" style:font-name="Courier New" fo:font-size="13pt" fo:font-weight="bold" style:font-size-asian="13pt" style:font-weight-asian="bold" style:font-size-complex="13pt" style:font-weight-complex="bold"/>
    </style:style>
    <style:style style:name="P19" style:family="paragraph" style:parent-style-name="Standard">
      <style:paragraph-properties fo:margin-left="0in" fo:margin-right="-0.1937in" fo:text-align="start" style:justify-single-word="false" fo:text-indent="0in" style:auto-text-indent="false"/>
      <style:text-properties fo:color="#ff0000" style:font-name="Courier New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66cc" style:font-name="Courier New" fo:font-size="13pt" fo:font-weight="normal" style:font-size-asian="13pt" style:font-weight-asian="normal" style:font-size-complex="13pt" style:font-weight-complex="normal"/>
    </style:style>
    <style:style style:name="T3" style:family="text">
      <style:text-properties fo:color="#ff0000"/>
    </style:style>
    <style:style style:name="T4" style:family="text">
      <style:text-properties fo:color="#ff0000" style:font-name="Courier New" fo:font-weight="bold" style:font-weight-asian="bold" style:font-weight-complex="bold"/>
    </style:style>
    <style:style style:name="T5" style:family="text">
      <style:text-properties fo:color="#ff0000" style:font-name="Courier New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ff0000" style:font-name="Courier New"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color="#ff0000"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style:font-name="Courier New" fo:font-size="13pt" fo:font-weight="normal" style:font-size-asian="13pt" style:font-weight-asian="normal" style:font-size-complex="13pt" style:font-weight-complex="normal"/>
    </style:style>
    <style:style style:name="T11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12" style:family="text">
      <style:text-properties style:use-window-font-color="true"/>
    </style:style>
    <style:style style:name="fr1" style:family="graphic" style:parent-style-name="OLE">
      <style:graphic-properties style:run-through="foreground"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>AccountStatistics Job (1)</text:p>
      <text:p text:style-name="Standard"/>
      <text:p text:style-name="Standard"/>
      <text:p text:style-name="Standard"><draw:frame draw:style-name="fr1" draw:name="Object3" text:anchor-type="paragraph" svg:x="0.298in" svg:y="0.0402in" svg:width="3.739in" svg:height="0.5035in" draw:z-index="0"><draw:object xlink:href="./Object 3" xlink:type="simple" xlink:show="embed" xlink:actuate="onLoad"/><draw:image xlink:href="./ObjectReplacements/Object 3" xlink:type="simple" xlink:show="embed" xlink:actuate="onLoad"/></draw:frame><draw:frame draw:style-name="fr2" draw:name="Object2" text:anchor-type="paragraph" svg:x="4.8693in" svg:y="0.0402in" svg:width="4.822in" svg:height="0.5335in" draw:z-index="2"><draw:object xlink:href="./Object 4" xlink:type="simple" xlink:show="embed" xlink:actuate="onLoad"/><draw:image xlink:href="./ObjectReplacements/Object 4" xlink:type="simple" xlink:show="embed" xlink:actuate="onLoad"/></draw:frame><draw:custom-shape text:anchor-type="paragraph" draw:z-index="16" draw:style-name="gr1" svg:width="0.3724in" svg:height="0.2961in" svg:x="1.8756in" svg:y="0.619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style-name="gr1" svg:width="0.3724in" svg:height="0.2961in" svg:x="7.2917in" svg:y="0.633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tab/></text:p>
      <text:p text:style-name="P14"><text:s text:c="7"/></text:p>
      <text:p text:style-name="P15"><text:s text:c="4"/></text:p>
      <text:p text:style-name="Standard"><text:span text:style-name="T2"><text:s text:c="4"/></text:span><text:span text:style-name="T5"><text:s/></text:span><text:span text:style-name="T6">map (</text:span><text:span text:style-name="T10">IntWritable line</text:span><text:span text:style-name="T6">,</text:span><text:span text:style-name="T10"> Text input</text:span><text:span text:style-name="T6">)</text:span><text:span text:style-name="T5"><text:tab/><text:tab/></text:span><text:span text:style-name="T4"><text:tab/> <text:s text:c="3"/></text:span><text:span text:style-name="T6">map (</text:span><text:span text:style-name="T10">IntWritable line</text:span><text:span text:style-name="T6">,</text:span><text:span text:style-name="T10"> Text input</text:span><text:span text:style-name="T5">) </text:span></text:p>
      <text:p text:style-name="P18"/>
      <text:p text:style-name="P16"><draw:custom-shape text:anchor-type="paragraph" draw:z-index="17" draw:style-name="gr1" svg:width="0.3724in" svg:height="0.2961in" svg:x="1.8457in" svg:y="0.109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8" draw:style-name="gr1" svg:width="0.3724in" svg:height="0.2961in" svg:x="7.3063in" svg:y="0.117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6"/>
      <text:p text:style-name="Standard"><draw:frame draw:style-name="fr1" draw:name="Object1" text:anchor-type="paragraph" svg:x="0.3075in" svg:y="0.1661in" svg:width="4.2945in" svg:height="0.5402in" draw:z-index="1"><draw:object xlink:href="./Object 2" xlink:type="simple" xlink:show="embed" xlink:actuate="onLoad"/><draw:image xlink:href="./ObjectReplacements/Object 2" xlink:type="simple" xlink:show="embed" xlink:actuate="onLoad"/><svg:desc>OLE-object</svg:desc></draw:frame><draw:frame draw:style-name="fr2" draw:name="Object4" text:anchor-type="paragraph" svg:x="4.9055in" svg:y="0.1661in" svg:width="4.7862in" svg:height="0.5252in" draw:z-index="3"><draw:object xlink:href="./Object 5" xlink:type="simple" xlink:show="embed" xlink:actuate="onLoad"/><draw:image xlink:href="./ObjectReplacements/Object 5" xlink:type="simple" xlink:show="embed" xlink:actuate="onLoad"/><svg:desc>OLE-object</svg:desc></draw:frame><draw:custom-shape text:anchor-type="paragraph" draw:z-index="19" draw:style-name="gr1" svg:width="0.3724in" svg:height="0.2961in" svg:x="3.1429in" svg:y="0.86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0" draw:style-name="gr1" svg:width="0.3724in" svg:height="0.2961in" svg:x="5.7543in" svg:y="0.851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text:tab/><text:tab/><text:tab/><text:tab/> <text:s text:c="7"/></text:p>
      <text:p text:style-name="P10"/>
      <text:p text:style-name="P11">reduce(<text:span text:style-name="T9">Text accountNumber</text:span>, <text:span text:style-name="T9">Iterator&lt;AccountEvent&gt; events</text:span>)</text:p>
      <text:p text:style-name="P10"><draw:custom-shape text:anchor-type="paragraph" draw:z-index="21" draw:style-name="gr1" svg:width="0.3724in" svg:height="0.2961in" svg:x="4.661in" svg:y="0.1252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4"/>
      <text:p text:style-name="P2"><draw:frame draw:style-name="fr3" draw:name="Object5" text:anchor-type="paragraph" svg:x="2.1764in" svg:y="0.1807in" svg:width="5.9382in" svg:height="0.7618in" draw:z-index="4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2"/>
      <text:p text:style-name="P2"/>
      <text:p text:style-name="P2"/>
      <text:p text:style-name="P2"/>
      <text:p text:style-name="Standard"/>
      <text:p text:style-name="P9"/>
      <text:p text:style-name="P9">RESULT: Account statistics per Account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AccountsJob (2)</text:p>
      <text:p text:style-name="P2"/>
      <text:p text:style-name="P2"/>
      <text:p text:style-name="P2"><draw:frame draw:style-name="fr2" draw:name="Object6" text:anchor-type="paragraph" svg:x="0.0327in" svg:y="0.1346in" svg:width="3.4917in" svg:height="0.6638in" draw:z-index="5"><draw:object xlink:href="./Object 1" xlink:type="simple" xlink:show="embed" xlink:actuate="onLoad"/><draw:image xlink:href="./ObjectReplacements/Object 1" xlink:type="simple" xlink:show="embed" xlink:actuate="onLoad"/></draw:frame><draw:frame draw:style-name="fr3" draw:name="Object8" text:anchor-type="paragraph" svg:x="4.4445in" svg:y="0.011in" svg:width="5.6571in" svg:height="0.7728in" draw:z-index="8"><draw:object xlink:href="./Object 8" xlink:type="simple" xlink:show="embed" xlink:actuate="onLoad"/><draw:image xlink:href="./ObjectReplacements/Object 8" xlink:type="simple" xlink:show="embed" xlink:actuate="onLoad"/><svg:desc>OLE-object</svg:desc></draw:frame></text:p>
      <text:p text:style-name="P7"/>
      <text:p text:style-name="P19"/>
      <text:p text:style-name="P19"/>
      <text:p text:style-name="P19"><draw:custom-shape text:anchor-type="paragraph" draw:z-index="22" draw:style-name="gr1" svg:width="0.3724in" svg:height="0.2961in" svg:x="1.5028in" svg:y="0.188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style-name="gr1" svg:width="0.3724in" svg:height="0.2961in" svg:x="6.6299in" svg:y="0.1965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/>
      <text:p text:style-name="P13"><text:span text:style-name="T3">map (</text:span><text:span text:style-name="T9">IntWritable line</text:span><text:span text:style-name="T3">,</text:span><text:span text:style-name="T9"> Text input</text:span><text:span text:style-name="T7">)</text:span><text:tab/> <text:s text:c="4"/><text:span text:style-name="T3">map(</text:span><text:span text:style-name="T12">Text accountNumber</text:span><text:span text:style-name="T3">, </text:span><text:span text:style-name="T9">AccountStatistics statistics</text:span><text:span text:style-name="T3">)</text:span></text:p>
      <text:p text:style-name="P19"><draw:custom-shape text:anchor-type="paragraph" draw:z-index="25" draw:style-name="gr1" svg:width="0.3724in" svg:height="0.2961in" svg:x="6.6598in" svg:y="0.173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style-name="gr1" svg:width="0.3724in" svg:height="0.2961in" svg:x="1.5327in" svg:y="0.13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/>
      <text:p text:style-name="P3"><text:tab/></text:p>
      <text:p text:style-name="P3"><draw:frame draw:style-name="fr3" draw:name="Object9" text:anchor-type="paragraph" svg:x="4.9256in" svg:y="0.0681in" svg:width="4.9744in" svg:height="0.5319in" draw:z-index="7"><draw:object xlink:href="./Object 9" xlink:type="simple" xlink:show="embed" xlink:actuate="onLoad"/><draw:image xlink:href="./ObjectReplacements/Object 9" xlink:type="simple" xlink:show="embed" xlink:actuate="onLoad"/><svg:desc>OLE-object</svg:desc></draw:frame><draw:frame draw:style-name="fr2" draw:name="Object7" text:anchor-type="paragraph" svg:x="0.0264in" svg:y="0.0445in" svg:width="4.3161in" svg:height="0.5701in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3"/>
      <text:p text:style-name="P3"/>
      <text:p text:style-name="P3"><draw:custom-shape text:anchor-type="paragraph" draw:z-index="26" draw:style-name="gr1" svg:width="0.3724in" svg:height="0.2961in" svg:x="3.0654in" svg:y="0.154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7" draw:style-name="gr1" svg:width="0.3724in" svg:height="0.2961in" svg:x="5.6098in" svg:y="0.148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/>
      <text:p text:style-name="P3"/>
      <text:p text:style-name="P11">reduce(<text:span text:style-name="T9">Text accountNumber</text:span>, <text:span text:style-name="T9">Iterator&lt;Account&gt; accounts</text:span>)</text:p>
      <text:p text:style-name="P1"><draw:custom-shape text:anchor-type="paragraph" draw:z-index="28" draw:style-name="gr1" svg:width="0.3724in" svg:height="0.2961in" svg:x="4.7311in" svg:y="0.163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frame draw:style-name="fr3" draw:name="Object10" text:anchor-type="paragraph" svg:x="2.5571in" svg:y="0.172in" svg:width="5.0598in" svg:height="0.5465in" draw:z-index="9"><draw:object xlink:href="./Object 10" xlink:type="simple" xlink:show="embed" xlink:actuate="onLoad"/><draw:image xlink:href="./ObjectReplacements/Object 10" xlink:type="simple" xlink:show="embed" xlink:actuate="onLoad"/><svg:desc>OLE-object</svg:desc></draw:frame></text:p>
      <text:p text:style-name="P2"/>
      <text:p text:style-name="P2"/>
      <text:p text:style-name="P2"/>
      <text:p text:style-name="P2"/>
      <text:p text:style-name="P2"/>
      <text:p text:style-name="P9">RESULT: Accounts per Custom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/text:p>
      <text:p text:style-name="P2">CustomersJob (3)</text:p>
      <text:p text:style-name="P2"/>
      <text:p text:style-name="P2"/>
      <text:p text:style-name="P2"/>
      <text:p text:style-name="P2"/>
      <text:p text:style-name="P3"><draw:frame draw:style-name="fr2" draw:name="Object11" text:anchor-type="paragraph" svg:x="0.1535in" svg:y="0.0189in" svg:width="4.2799in" svg:height="0.5047in" draw:z-index="10"><draw:object xlink:href="./Object 11" xlink:type="simple" xlink:show="embed" xlink:actuate="onLoad"/><draw:image xlink:href="./ObjectReplacements/Object 11" xlink:type="simple" xlink:show="embed" xlink:actuate="onLoad"/></draw:frame><draw:frame draw:style-name="fr3" draw:name="Object13" text:anchor-type="paragraph" svg:x="4.9508in" svg:y="0.0673in" svg:width="4.8854in" svg:height="0.4638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"/>
      <text:p text:style-name="P3"/>
      <text:p text:style-name="P3"><draw:custom-shape text:anchor-type="paragraph" draw:z-index="29" draw:style-name="gr1" svg:width="0.3724in" svg:height="0.2961in" svg:x="1.8756in" svg:y="0.157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0" draw:style-name="gr1" svg:width="0.3724in" svg:height="0.2961in" svg:x="7.1437in" svg:y="0.1307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/>
      <text:p text:style-name="P3"/>
      <text:p text:style-name="P5"><text:span text:style-name="T8"><text:s text:c="3"/>map (</text:span><text:span text:style-name="T11">IntWritable line</text:span><text:span text:style-name="T8">,</text:span><text:span text:style-name="T11"> Text input</text:span><text:span text:style-name="T8">)</text:span><text:span text:style-name="T1"><text:tab/></text:span><text:tab/> <text:s text:c="3"/><text:span text:style-name="T8">map(</text:span><text:span text:style-name="T11">Text customerNumber</text:span><text:span text:style-name="T8">, </text:span><text:span text:style-name="T11">Accout account</text:span><text:span text:style-name="T8">)</text:span></text:p>
      <text:p text:style-name="P7"><draw:custom-shape text:anchor-type="paragraph" draw:z-index="31" draw:style-name="gr1" svg:width="0.3724in" svg:height="0.2961in" svg:x="1.861in" svg:y="0.109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2" draw:style-name="gr1" svg:width="0.3724in" svg:height="0.2961in" svg:x="7.0984in" svg:y="0.109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7"/>
      <text:p text:style-name="P3"><draw:frame draw:style-name="fr3" draw:name="Object14" text:anchor-type="paragraph" svg:x="5.5626in" svg:y="0.1665in" svg:width="3.6811in" svg:height="0.4909in" draw:z-index="13"><draw:object xlink:href="./Object 14" xlink:type="simple" xlink:show="embed" xlink:actuate="onLoad"/><draw:image xlink:href="./ObjectReplacements/Object 14" xlink:type="simple" xlink:show="embed" xlink:actuate="onLoad"/><svg:desc>OLE-object</svg:desc></draw:frame><draw:frame draw:style-name="fr2" draw:name="Object12" text:anchor-type="paragraph" svg:x="0.2984in" svg:y="0.1409in" svg:width="3.4811in" svg:height="0.5047in" draw:z-index="11"><draw:object xlink:href="./Object 12" xlink:type="simple" xlink:show="embed" xlink:actuate="onLoad"/><draw:image xlink:href="./ObjectReplacements/Object 12" xlink:type="simple" xlink:show="embed" xlink:actuate="onLoad"/><svg:desc>OLE-object</svg:desc></draw:frame></text:p>
      <text:p text:style-name="P3"/>
      <text:p text:style-name="P3"/>
      <text:p text:style-name="P3"/>
      <text:p text:style-name="P3"><draw:custom-shape text:anchor-type="paragraph" draw:z-index="33" draw:style-name="gr1" svg:width="0.3724in" svg:height="0.2961in" svg:x="2.8134in" svg:y="0.020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4" draw:style-name="gr1" svg:width="0.3724in" svg:height="0.2961in" svg:x="5.998in" svg:y="0.06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3"/>
      <text:p text:style-name="P3"/>
      <text:p text:style-name="P12">reduce(<text:span text:style-name="T9">Text customerNumber</text:span>, <text:span text:style-name="T9">Iterator&lt;Customer&gt; customers</text:span>)</text:p>
      <text:p text:style-name="P6"><draw:custom-shape text:anchor-type="paragraph" draw:z-index="35" draw:style-name="gr1" svg:width="0.3724in" svg:height="0.2961in" svg:x="4.7028in" svg:y="0.0866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"/>
      <text:p text:style-name="P2"><draw:frame draw:style-name="fr3" draw:name="Object15" text:anchor-type="paragraph" svg:x="2.8146in" svg:y="0.1528in" svg:width="4.3602in" svg:height="0.4909in" draw:z-index="14"><draw:object xlink:href="./Object 15" xlink:type="simple" xlink:show="embed" xlink:actuate="onLoad"/><draw:image xlink:href="./ObjectReplacements/Object 15" xlink:type="simple" xlink:show="embed" xlink:actuate="onLoad"/><svg:desc>OLE-object</svg:desc></draw:frame></text:p>
      <text:p text:style-name="P2"/>
      <text:p text:style-name="P2"/>
      <text:p text:style-name="P2"/>
      <text:p text:style-name="P9"/>
      <text:p text:style-name="P9"/>
      <text:p text:style-name="P9">RESULT: Customers per SS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351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4:11:23</meta:creation-date>
    <dc:date>2011-03-07T15:38:21</dc:date>
    <meta:editing-duration>PT01H02M20S</meta:editing-duration>
    <meta:editing-cycles>5</meta:editing-cycles>
    <meta:generator>OpenOffice.org/3.2$Unix OpenOffice.org_project/320m12$Build-9483</meta:generator>
    <meta:document-statistic meta:table-count="0" meta:image-count="0" meta:object-count="15" meta:page-count="3" meta:paragraph-count="17" meta:word-count="60" meta:character-count="5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0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2">
          <table:table-cell/>
          <table:table-cell table:style-name="ce1" office:value-type="string" table:number-columns-spanned="2" table:number-rows-spanned="1">
            <text:p>Account</text:p>
          </table:table-cell>
          <table:covered-table-cell table:style-name="ce3"/>
          <table:table-cell table:style-name="ce3"/>
        </table:table-row>
        <table:table-row table:style-name="ro3">
          <table:table-cell/>
          <table:table-cell table:style-name="ce2" office:value-type="string">
            <text:p><text:span text:style-name="T1">AccountNumber</text:span></text:p>
          </table:table-cell>
          <table:table-cell table:style-name="ce2" office:value-type="string">
            <text:p><text:span text:style-name="T1">OpenDate</text:span></text:p>
          </table:table-cell>
          <table:table-cell table:style-name="ce2" office:value-type="string">
            <text:p><text:span text:style-name="T1">Customer</text:span></text:p>
            <text:p><text:span text:style-name="T1">Number</text:span>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style:region-center>
          <text:p><text:span text:style-name="MT1">Payment Analysis Table Overview </text:span></text:p>
        </style:region-center>
        <style:region-right>
          <text:p><text:date style:data-style-name="N2" text:date-value="2011-03-07">03/07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5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0898in"/>
    </style:style>
    <style:style style:name="co5" style:family="table-column">
      <style:table-column-properties fo:break-before="auto" style:column-width="1.47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fo:language="en" fo:country="US" style:font-name-asian="Lohit Devanagari" style:font-size-asian="10pt" style:language-asian="en" style:country-asian="US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.5pt" style:font-size-asian="9.5pt" style:font-size-complex="9.5pt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0pt" fo:language="en" fo:country="US" fo:font-style="normal" fo:font-weight="normal" style:font-name-asian="Lohit Devanagari" style:font-size-asian="10pt" style:language-asian="en" style:country-asian="US" style:font-name-complex="Arial" style:font-size-complex="10pt"/>
    </style:style>
    <style:style style:name="T2" style:family="text">
      <style:text-properties style:font-name="Lohit Devanagari" fo:font-size="10pt" fo:language="en" fo:country="US" fo:font-style="normal" fo:font-weight="normal" style:font-name-asian="Lohit Devanagari" style:font-size-asian="10pt" style:language-asian="en" style:country-asian="US" style:font-name-complex="Lohit Devanagari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2" table:number-rows-spanned="1">
            <text:p>AccountsPerCustomerOutput</text:p>
          </table:table-cell>
          <table:covered-table-cell table:style-name="ce3"/>
          <table:table-cell table:style-name="ce3" table:number-columns-repeated="2"/>
        </table:table-row>
        <table:table-row table:style-name="ro3">
          <table:table-cell/>
          <table:table-cell table:style-name="ce2" office:value-type="string">
            <text:p>CustomerNumber</text:p>
          </table:table-cell>
          <table:table-cell table:style-name="ce4" office:value-type="string" table:number-columns-spanned="3" table:number-rows-spanned="1">
            <text:p><text:span text:style-name="T1"><text:s/></text:span><text:span text:style-name="T1">Account (accountNumber, </text:span><text:span text:style-name="T1">OpenDate, null, statistics</text:span><text:span text:style-name="T2">)</text:span></text:p>
          </table:table-cell>
          <table:covered-table-cell table:style-name="ce5"/>
          <table:covered-table-cell table:style-name="ce5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style:region-center>
          <text:p><text:span text:style-name="MT1">Payment Analysis Table Overview </text:span></text:p>
        </style:region-center>
        <style:region-right>
          <text:p><text:date style:data-style-name="N2" text:date-value="2011-03-07">03/07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5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528in"/>
    </style:style>
    <style:style style:name="co5" style:family="table-column">
      <style:table-column-properties fo:break-before="auto" style:column-width="0.5937in"/>
    </style:style>
    <style:style style:name="co6" style:family="table-column">
      <style:table-column-properties fo:break-before="auto" style:column-width="0.8193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.5pt" style:font-size-asian="9.5pt" style:font-size-complex="9.5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/>
          <table:table-cell office:value-type="string" table:number-columns-spanned="2" table:number-rows-spanned="1">
            <text:p>Customer</text:p>
          </table:table-cell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>
            <text:p>CustomerNumber</text:p>
          </table:table-cell>
          <table:table-cell table:style-name="ce2" office:value-type="string">
            <text:p>FirstName</text:p>
          </table:table-cell>
          <table:table-cell table:style-name="ce2" office:value-type="string">
            <text:p>LastName</text:p>
          </table:table-cell>
          <table:table-cell table:style-name="ce2" office:value-type="string">
            <text:p>Ssn</text:p>
          </table:table-cell>
          <table:table-cell table:style-name="ce2" office:value-type="string">
            <text:p>ZipCode3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style:region-center>
          <text:p><text:span text:style-name="MT1">Payment Analysis Table Overview </text:span></text:p>
        </style:region-center>
        <style:region-right>
          <text:p><text:date style:data-style-name="N2" text:date-value="2011-03-07">03/07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5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56in"/>
    </style:style>
    <style:style style:name="co3" style:family="table-column">
      <style:table-column-properties fo:break-before="auto" style:column-width="0.6598in"/>
    </style:style>
    <style:style style:name="co4" style:family="table-column">
      <style:table-column-properties fo:break-before="auto" style:column-width="0.2453in"/>
    </style:style>
    <style:style style:name="co5" style:family="table-column">
      <style:table-column-properties fo:break-before="auto" style:column-width="0.5937in"/>
    </style:style>
    <style:style style:name="co6" style:family="table-column">
      <style:table-column-properties fo:break-before="auto" style:column-width="0.8193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.5pt" style:font-size-asian="9.5pt" style:font-size-complex="9.5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/>
          <table:table-cell office:value-type="string" table:number-columns-spanned="3" table:number-rows-spanned="1">
            <text:p>CustomerMapOut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>
            <text:p>CustomerNumber</text:p>
          </table:table-cell>
          <table:table-cell table:style-name="ce2" office:value-type="string" table:number-columns-spanned="4" table:number-rows-spanned="1">
            <text:p>Customer(ssn ZipCode3,null)</text:p>
          </table:table-cell>
          <table:covered-table-cell table:style-name="ce2"/>
          <table:covered-table-cell table:style-name="ce2"/>
          <table:covered-table-cell table:style-name="ce2"/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style:region-center>
          <text:p><text:span text:style-name="MT1">Payment Analysis Table Overview </text:span></text:p>
        </style:region-center>
        <style:region-right>
          <text:p><text:date style:data-style-name="N2" text:date-value="2011-03-07">03/07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5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0898in"/>
    </style:style>
    <style:style style:name="co5" style:family="table-column">
      <style:table-column-properties fo:break-before="auto" style:column-width="1.47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fo:language="en" fo:country="US" style:font-name-asian="Lohit Devanagari" style:font-size-asian="10pt" style:language-asian="en" style:country-asian="US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.5pt" style:font-size-asian="9.5pt" style:font-size-complex="9.5pt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0pt" fo:language="en" fo:country="US" fo:font-style="normal" fo:font-weight="normal" style:font-name-asian="Lohit Devanagari" style:font-size-asian="10pt" style:language-asian="en" style:country-asian="US" style:font-name-complex="Arial" style:font-size-complex="10pt"/>
    </style:style>
    <style:style style:name="T2" style:family="text">
      <style:text-properties style:font-name="Lohit Devanagari" fo:font-size="10pt" fo:language="en" fo:country="US" fo:font-style="normal" fo:font-weight="normal" style:font-name-asian="Lohit Devanagari" style:font-size-asian="10pt" style:language-asian="en" style:country-asian="US" style:font-name-complex="Lohit Devanagari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2" table:number-rows-spanned="1">
            <text:p>AccountsPerCustomerOutput</text:p>
          </table:table-cell>
          <table:covered-table-cell table:style-name="ce3"/>
          <table:table-cell table:style-name="ce3" table:number-columns-repeated="2"/>
        </table:table-row>
        <table:table-row table:style-name="ro3">
          <table:table-cell/>
          <table:table-cell table:style-name="ce2" office:value-type="string">
            <text:p>CustomerNumber</text:p>
          </table:table-cell>
          <table:table-cell table:style-name="ce4" office:value-type="string" table:number-columns-spanned="3" table:number-rows-spanned="1">
            <text:p><text:span text:style-name="T1"><text:s/></text:span><text:span text:style-name="T1">Account (accountNumber, </text:span><text:span text:style-name="T1">OpenDate, null, statistics</text:span><text:span text:style-name="T2">)</text:span></text:p>
          </table:table-cell>
          <table:covered-table-cell table:style-name="ce5"/>
          <table:covered-table-cell table:style-name="ce5"/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style:region-center>
          <text:p><text:span text:style-name="MT1">Payment Analysis Table Overview </text:span></text:p>
        </style:region-center>
        <style:region-right>
          <text:p><text:date style:data-style-name="N2" text:date-value="2011-03-07">03/07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4:5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0.3382in"/>
    </style:style>
    <style:style style:name="co5" style:family="table-column">
      <style:table-column-properties fo:break-before="auto" style:column-width="1.05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fo:language="en" fo:country="US" style:font-name-asian="Lohit Devanagari" style:font-size-asian="10pt" style:language-asian="en" style:country-asian="US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.5pt" style:font-size-asian="9.5pt" style:font-size-complex="9.5pt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0pt" fo:language="en" fo:country="US" fo:font-style="normal" fo:font-weight="normal" style:font-name-asian="Lohit Devanagari" style:font-size-asian="10pt" style:language-asian="en" style:country-asian="US" style:font-name-complex="Arial" style:font-size-complex="10pt"/>
    </style:style>
    <style:style style:name="T2" style:family="text">
      <style:text-properties style:font-name="Lohit Devanagari" fo:font-size="10pt" fo:language="en" fo:country="US" fo:font-style="normal" fo:font-weight="normal" style:font-name-asian="Lohit Devanagari" style:font-size-asian="10pt" style:language-asian="en" style:country-asian="US" style:font-name-complex="Lohit Devanagari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AccountToCustomerMapOutput</text:p>
          </table:table-cell>
          <table:covered-table-cell table:style-name="ce3"/>
          <table:covered-table-cell table:style-name="ce3"/>
          <table:table-cell table:style-name="ce3"/>
        </table:table-row>
        <table:table-row table:style-name="ro3">
          <table:table-cell/>
          <table:table-cell table:style-name="ce2" office:value-type="string">
            <text:p>CustomerNumber</text:p>
          </table:table-cell>
          <table:table-cell table:style-name="ce4" office:value-type="string" table:number-columns-spanned="3" table:number-rows-spanned="1">
            <text:p><text:span text:style-name="T1"><text:s/></text:span><text:span text:style-name="T1">Customer(null, null, account</text:span><text:span text:style-name="T2">)</text:span></text:p>
          </table:table-cell>
          <table:covered-table-cell table:style-name="ce5"/>
          <table:covered-table-cell table:style-name="ce5"/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style:region-center>
          <text:p><text:span text:style-name="MT1">Payment Analysis Table Overview </text:span></text:p>
        </style:region-center>
        <style:region-right>
          <text:p><text:date style:data-style-name="N2" text:date-value="2011-03-07">03/07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5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1.05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fo:language="en" fo:country="US" style:font-name-asian="Lohit Devanagari" style:font-size-asian="10pt" style:language-asian="en" style:country-asian="US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.5pt" style:font-size-asian="9.5pt" style:font-size-complex="9.5pt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0pt" fo:language="en" fo:country="US" fo:font-style="normal" fo:font-weight="normal" style:font-name-asian="Lohit Devanagari" style:font-size-asian="10pt" style:language-asian="en" style:country-asian="US" style:font-name-complex="Arial" style:font-size-complex="10pt"/>
    </style:style>
    <style:style style:name="T2" style:family="text">
      <style:text-properties style:font-name="Lohit Devanagari" fo:font-size="10pt" fo:language="en" fo:country="US" fo:font-style="normal" fo:font-weight="normal" style:font-name-asian="Lohit Devanagari" style:font-size-asian="10pt" style:language-asian="en" style:country-asian="US" style:font-name-complex="Lohit Devanagari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AccountToCustomerMapOutput</text:p>
          </table:table-cell>
          <table:covered-table-cell table:style-name="ce3"/>
          <table:covered-table-cell table:style-name="ce3"/>
          <table:table-cell table:style-name="ce3"/>
        </table:table-row>
        <table:table-row table:style-name="ro3">
          <table:table-cell/>
          <table:table-cell table:style-name="ce2" office:value-type="string">
            <text:p>Ssn</text:p>
          </table:table-cell>
          <table:table-cell table:style-name="ce4" office:value-type="string" table:number-columns-spanned="3" table:number-rows-spanned="1">
            <text:p><text:span text:style-name="T1"><text:s/></text:span><text:span text:style-name="T1">Customer(customerNumber, zipCode3, account</text:span><text:span text:style-name="T2">)</text:span></text:p>
          </table:table-cell>
          <table:covered-table-cell table:style-name="ce5"/>
          <table:covered-table-cell table:style-name="ce5"/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style:region-center>
          <text:p><text:span text:style-name="MT1">Payment Analysis Table Overview </text:span></text:p>
        </style:region-center>
        <style:region-right>
          <text:p><text:date style:data-style-name="N2" text:date-value="2011-03-07">03/07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5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0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number-columns-repeated="4"/>
        </table:table-row>
        <table:table-row table:style-name="ro2">
          <table:table-cell/>
          <table:table-cell table:style-name="ce1" office:value-type="string" table:number-columns-spanned="2" table:number-rows-spanned="1">
            <text:p>StrategyHistoryMapOutput</text:p>
          </table:table-cell>
          <table:covered-table-cell table:style-name="ce3"/>
          <table:table-cell table:style-name="ce3"/>
        </table:table-row>
        <table:table-row table:style-name="ro3">
          <table:table-cell/>
          <table:table-cell table:style-name="ce2" office:value-type="string">
            <text:p>AccountNumber</text:p>
          </table:table-cell>
          <table:table-cell table:style-name="ce2" office:value-type="string" table:number-columns-spanned="2" table:number-rows-spanned="1">
            <text:p>StrategyHistory(StartDate,Name)</text:p>
          </table:table-cell>
          <table:covered-table-cell table:style-name="ce2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style:region-center>
          <text:p><text:span text:style-name="MT1">Payment Analysis Table Overview </text:span></text:p>
        </style:region-center>
        <style:region-right>
          <text:p><text:date style:data-style-name="N2" text:date-value="2011-03-07">03/07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5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93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0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size="10.5pt" style:font-size-asian="10.5pt" style:font-size-complex="10.5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4">
          <table:table-cell table:number-columns-repeated="4"/>
        </table:table-row>
        <table:table-row table:style-name="ro2">
          <table:table-cell/>
          <table:table-cell table:style-name="ce1" office:value-type="string" table:number-columns-spanned="2" table:number-rows-spanned="1">
            <text:p>StrategyHistory</text:p>
          </table:table-cell>
          <table:covered-table-cell table:style-name="ce3"/>
          <table:table-cell table:style-name="ce3"/>
        </table:table-row>
        <table:table-row table:style-name="ro3">
          <table:table-cell/>
          <table:table-cell table:style-name="ce2" office:value-type="string">
            <text:p><text:span text:style-name="T1">AccountNumber</text:span></text:p>
          </table:table-cell>
          <table:table-cell table:style-name="ce2" office:value-type="string">
            <text:p>StratName</text:p>
          </table:table-cell>
          <table:table-cell table:style-name="ce2" office:value-type="string">
            <text:p>StratStartDate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style:region-center>
          <text:p><text:span text:style-name="MT1">Payment Analysis Table Overview </text:span></text:p>
        </style:region-center>
        <style:region-right>
          <text:p><text:date style:data-style-name="N2" text:date-value="2011-03-07">03/07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5:2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0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6">
          <table:table-cell table:number-columns-repeated="5"/>
        </table:table-row>
        <table:table-row table:style-name="ro2">
          <table:table-cell/>
          <table:table-cell table:style-name="ce1" office:value-type="string">
            <text:p>Transaction</text:p>
          </table:table-cell>
          <table:table-cell table:style-name="ce3" table:number-columns-repeated="3"/>
        </table:table-row>
        <table:table-row table:style-name="ro3">
          <table:table-cell/>
          <table:table-cell table:style-name="ce2" office:value-type="string">
            <text:p>AccountNumber</text:p>
          </table:table-cell>
          <table:table-cell table:style-name="ce2" office:value-type="string">
            <text:p>TranDate</text:p>
          </table:table-cell>
          <table:table-cell table:style-name="ce2" office:value-type="string">
            <text:p>TranAmount</text:p>
          </table:table-cell>
          <table:table-cell table:style-name="ce2" office:value-type="string">
            <text:p>TranType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style:region-center>
          <text:p><text:span text:style-name="MT1">Payment Analysis Table Overview </text:span></text:p>
        </style:region-center>
        <style:region-right>
          <text:p><text:date style:data-style-name="N2" text:date-value="2011-03-07">03/07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5:2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08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.5pt" style:font-size-asian="9.5pt" style:font-size-complex="9.5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 table:number-rows-repeated="6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2" table:number-rows-spanned="1">
            <text:p>TransactionMapOutput</text:p>
          </table:table-cell>
          <table:covered-table-cell table:style-name="ce3"/>
          <table:table-cell table:style-name="ce4" table:number-columns-repeated="2"/>
        </table:table-row>
        <table:table-row table:style-name="ro3">
          <table:table-cell/>
          <table:table-cell table:style-name="ce2" office:value-type="string">
            <text:p>AccountNumber</text:p>
          </table:table-cell>
          <table:table-cell table:style-name="ce2" office:value-type="string" table:number-columns-spanned="3" table:number-rows-spanned="1">
            <text:p>Transaction(Date, Type, Amount)</text:p>
          </table:table-cell>
          <table:covered-table-cell table:style-name="ce5" office:value-type="string">
            <text:p>TranAmount</text:p>
          </table:covered-table-cell>
          <table:covered-table-cell table:style-name="ce5" office:value-type="string">
            <text:p>TranType</text:p>
          </table:covered-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style:region-center>
          <text:p><text:span text:style-name="MT1">Payment Analysis Table Overview </text:span></text:p>
        </style:region-center>
        <style:region-right>
          <text:p><text:date style:data-style-name="N2" text:date-value="2011-03-07">03/07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5:2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0.3362in"/>
    </style:style>
    <style:style style:name="co4" style:family="table-column">
      <style:table-column-properties fo:break-before="auto" style:column-width="0.4654in"/>
    </style:style>
    <style:style style:name="co5" style:family="table-column">
      <style:table-column-properties fo:break-before="auto" style:column-width="0.3972in"/>
    </style:style>
    <style:style style:name="co6" style:family="table-column">
      <style:table-column-properties fo:break-before="auto" style:column-width="0.4783in"/>
    </style:style>
    <style:style style:name="co7" style:family="table-column">
      <style:table-column-properties fo:break-before="auto" style:column-width="0.9957in"/>
    </style:style>
    <style:style style:name="co8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0.49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99in" fo:break-before="auto" style:use-optimal-row-height="false"/>
    </style:style>
    <style:style style:name="ro3" style:family="table-row">
      <style:table-row-properties style:row-height="0.4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fo:language="en" fo:country="US" style:font-name-asian="Lohit Devanagari" style:font-size-asian="10pt" style:language-asian="en" style:country-asian="US" style:font-size-complex="10pt" style:language-complex="en" style:country-complex="US"/>
    </style:style>
    <style:style style:name="ce5" style:family="table-cell" style:parent-style-name="Default">
      <style:text-properties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0pt" fo:language="en" fo:country="US" fo:font-style="normal" fo:font-weight="normal" style:font-name-asian="Lohit Devanagari" style:font-size-asian="10pt" style:language-asian="en" style:country-asian="US" style:font-name-complex="Arial" style:font-size-complex="10pt"/>
    </style:style>
    <style:style style:name="T2" style:family="text">
      <style:text-properties style:font-name="Lohit Devanagari" fo:font-size="10pt" fo:language="en" fo:country="US" fo:font-style="normal" fo:font-weight="normal" style:font-name-asian="Lohit Devanagari" style:font-size-asian="10pt" style:language-asian="en" style:country-asian="US" style:font-name-complex="Lohit Devanagari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9"/>
        </table:table-row>
        <table:table-row table:style-name="ro2">
          <table:table-cell/>
          <table:table-cell table:style-name="ce1" office:value-type="string" table:number-columns-spanned="5" table:number-rows-spanned="1">
            <text:p>AccountEventReduceOutput</text:p>
          </table:table-cell>
          <table:covered-table-cell table:style-name="ce3"/>
          <table:covered-table-cell table:style-name="ce3"/>
          <table:covered-table-cell table:style-name="ce3"/>
          <table:covered-table-cell table:style-name="ce5"/>
          <table:table-cell table:style-name="ce5" table:number-columns-repeated="3"/>
        </table:table-row>
        <table:table-row table:style-name="ro3">
          <table:table-cell/>
          <table:table-cell table:style-name="ce2" office:value-type="string">
            <text:p>AccountNumber</text:p>
          </table:table-cell>
          <table:table-cell table:style-name="ce4" office:value-type="string" table:number-columns-spanned="7" table:number-rows-spanned="1">
            <text:p><text:span text:style-name="T1">AccountStatistics(goodCharges, badCharges, goodAdjustments, </text:span></text:p>
            <text:p><text:span text:style-name="T1">BadAdjustments, goodPayments, </text:span><text:span text:style-name="T2">badPayments)</text:span></text:p>
          </table:table-cell>
          <table:covered-table-cell table:style-name="ce2" office:value-type="string">
            <text:p>TranAmount</text:p>
          </table:covered-table-cell>
          <table:covered-table-cell table:style-name="ce2" office:value-type="string">
            <text:p>TranType</text:p>
          </table:covered-table-cell>
          <table:covered-table-cell table:style-name="ce5"/>
          <table:covered-table-cell table:style-name="ce5"/>
          <table:covered-table-cell table:style-name="ce5"/>
          <table:covered-table-cell table:style-name="ce5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style:region-center>
          <text:p><text:span text:style-name="MT1">Payment Analysis Table Overview </text:span></text:p>
        </style:region-center>
        <style:region-right>
          <text:p><text:date style:data-style-name="N2" text:date-value="2011-03-07">03/07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5:2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0.8291in"/>
    </style:style>
    <style:style style:name="co4" style:family="table-column">
      <style:table-column-properties fo:break-before="auto" style:column-width="1.0898in"/>
    </style:style>
    <style:style style:name="co5" style:family="table-column">
      <style:table-column-properties fo:break-before="auto" style:column-width="0.80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2" table:number-rows-spanned="1">
            <text:p>AccountMapOutput</text:p>
          </table:table-cell>
          <table:covered-table-cell table:style-name="ce3"/>
          <table:table-cell table:style-name="ce3"/>
          <table:table-cell/>
        </table:table-row>
        <table:table-row table:style-name="ro3">
          <table:table-cell/>
          <table:table-cell table:style-name="ce2" office:value-type="string">
            <text:p>AccountNumber</text:p>
          </table:table-cell>
          <table:table-cell table:style-name="ce2" office:value-type="string" table:number-columns-spanned="3" table:number-rows-spanned="1">
            <text:p>Account(CustNumber, OpenDate, null, null)</text:p>
          </table:table-cell>
          <table:covered-table-cell table:style-name="ce2"/>
          <table:covered-table-cell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style:region-center>
          <text:p><text:span text:style-name="MT1">Payment Analysis Table Overview </text:span></text:p>
        </style:region-center>
        <style:region-right>
          <text:p><text:date style:data-style-name="N2" text:date-value="2011-03-07">03/07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5:2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0.3362in"/>
    </style:style>
    <style:style style:name="co4" style:family="table-column">
      <style:table-column-properties fo:break-before="auto" style:column-width="0.4654in"/>
    </style:style>
    <style:style style:name="co5" style:family="table-column">
      <style:table-column-properties fo:break-before="auto" style:column-width="0.3972in"/>
    </style:style>
    <style:style style:name="co6" style:family="table-column">
      <style:table-column-properties fo:break-before="auto" style:column-width="0.4783in"/>
    </style:style>
    <style:style style:name="co7" style:family="table-column">
      <style:table-column-properties fo:break-before="auto" style:column-width="0.9957in"/>
    </style:style>
    <style:style style:name="co8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0.491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2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fo:language="en" fo:country="US" style:font-name-asian="Lohit Devanagari" style:font-size-asian="10pt" style:language-asian="en" style:country-asian="US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.5pt" style:font-size-asian="9.5pt" style:font-size-complex="9.5pt"/>
    </style:style>
    <style:style style:name="ta_extref" style:family="table">
      <style:table-properties table:display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fo:language="en" fo:country="US" fo:font-style="normal" fo:font-weight="normal" style:font-name-asian="Lohit Devanagari" style:font-size-asian="10pt" style:language-asian="en" style:country-asian="US" style:font-name-complex="Arial" style:font-size-complex="10pt"/>
    </style:style>
    <style:style style:name="T3" style:family="text">
      <style:text-properties style:font-name="Lohit Devanagari" fo:font-size="10pt" fo:language="en" fo:country="US" fo:font-style="normal" fo:font-weight="normal" style:font-name-asian="Lohit Devanagari" style:font-size-asian="10pt" style:language-asian="en" style:country-asian="US" style:font-name-complex="Lohit Devanagari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9"/>
        </table:table-row>
        <table:table-row table:style-name="ro2">
          <table:table-cell/>
          <table:table-cell table:style-name="ce1" office:value-type="string" table:number-columns-spanned="5" table:number-rows-spanned="1">
            <text:p>AccountEventReduceOutput</text:p>
          </table:table-cell>
          <table:covered-table-cell table:style-name="ce3"/>
          <table:covered-table-cell table:style-name="ce3"/>
          <table:covered-table-cell table:style-name="ce3"/>
          <table:covered-table-cell/>
          <table:table-cell table:number-columns-repeated="3"/>
        </table:table-row>
        <table:table-row table:style-name="ro3">
          <table:table-cell/>
          <table:table-cell table:style-name="ce2" office:value-type="string">
            <text:p><text:span text:style-name="T1">AccountNumber</text:span></text:p>
          </table:table-cell>
          <table:table-cell table:style-name="ce4" office:value-type="string" table:number-columns-spanned="7" table:number-rows-spanned="1">
            <text:p><text:span text:style-name="T2">AccountStatistics(goodCharges, </text:span><text:span text:style-name="T2">badCharges, goodAdjustments, </text:span></text:p>
            <text:p><text:span text:style-name="T2">BadAdjustments, goodPayments, </text:span><text:span text:style-name="T3">badPayments)</text:span></text:p>
          </table:table-cell>
          <table:covered-table-cell table:style-name="ce5" office:value-type="string">
            <text:p>TranAmount</text:p>
          </table:covered-table-cell>
          <table:covered-table-cell table:style-name="ce5" office:value-type="string">
            <text:p>TranType</text:p>
          </table:covered-table-cell>
          <table:covered-table-cell table:number-columns-repeated="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style:region-center>
          <text:p><text:span text:style-name="MT1">Payment Analysis Table Overview </text:span></text:p>
        </style:region-center>
        <style:region-right>
          <text:p><text:date style:data-style-name="N2" text:date-value="2011-03-07">03/07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5:2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54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0898in"/>
    </style:style>
    <style:style style:name="co5" style:family="table-column">
      <style:table-column-properties fo:break-before="auto" style:column-width="1.47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 fo:language="en" fo:country="US" style:font-name-asian="Lohit Devanagari" style:font-size-asian="10pt" style:language-asian="en" style:country-asian="US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.5pt" style:font-size-asian="9.5pt" style:font-size-complex="9.5pt"/>
    </style:style>
    <style:style style:name="ta_extref" style:family="table">
      <style:table-properties table:display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fo:language="en" fo:country="US" fo:font-style="normal" fo:font-weight="normal" style:font-name-asian="Lohit Devanagari" style:font-size-asian="10pt" style:language-asian="en" style:country-asian="US" style:font-name-complex="Arial" style:font-size-complex="10pt"/>
    </style:style>
    <style:style style:name="T3" style:family="text">
      <style:text-properties style:font-name="Lohit Devanagari" fo:font-size="10pt" fo:language="en" fo:country="US" fo:font-style="normal" fo:font-weight="normal" style:font-name-asian="Lohit Devanagari" style:font-size-asian="10pt" style:language-asian="en" style:country-asian="US" style:font-name-complex="Lohit Devanagari" style:font-size-complex="10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4" table:number-rows-spanned="1">
            <text:p>AccountEventToAccountMapOutput</text:p>
          </table:table-cell>
          <table:covered-table-cell table:style-name="ce3"/>
          <table:covered-table-cell table:style-name="ce3"/>
          <table:covered-table-cell table:style-name="ce3"/>
        </table:table-row>
        <table:table-row table:style-name="ro3">
          <table:table-cell/>
          <table:table-cell table:style-name="ce2" office:value-type="string">
            <text:p><text:span text:style-name="T1">AccountNumber</text:span></text:p>
          </table:table-cell>
          <table:table-cell table:style-name="ce4" office:value-type="string" table:number-columns-spanned="3" table:number-rows-spanned="1">
            <text:p><text:span text:style-name="T2"><text:s/></text:span><text:span text:style-name="T2">Account (null, null, null, statistics</text:span><text:span text:style-name="T3">)</text:span></text:p>
          </table:table-cell>
          <table:covered-table-cell table:style-name="ce5"/>
          <table:covered-table-cell table:style-name="ce5"/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" svg:font-family="'Lohit Devanagari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style:region-center>
          <text:p><text:span text:style-name="MT1">Payment Analysis Table Overview </text:span></text:p>
        </style:region-center>
        <style:region-right>
          <text:p><text:date style:data-style-name="N2" text:date-value="2011-03-07">03/07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15:2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